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Tahoma" svg:font-family="Tahoma" style:font-family-generic="system" style:font-pitch="variable"/>
  </office:font-face-decls>
  <office:automatic-styles>
    <style:style style:name="Table3" style:family="table">
      <style:table-properties style:width="6.5in" table:align="margins"/>
    </style:style>
    <style:style style:name="Table3.A" style:family="table-column">
      <style:table-column-properties style:column-width="1.5646in" style:rel-column-width="15774*"/>
    </style:style>
    <style:style style:name="Table3.B" style:family="table-column">
      <style:table-column-properties style:column-width="2.2444in" style:rel-column-width="22629*"/>
    </style:style>
    <style:style style:name="Table3.C" style:family="table-column">
      <style:table-column-properties style:column-width="2.691in" style:rel-column-width="27132*"/>
    </style:style>
    <style:style style:name="Table3.A1" style:family="table-cell">
      <style:table-cell-properties fo:background-color="#dddddd" fo:padding="0.0382in" fo:border-left="none" fo:border-right="none" fo:border-top="none" fo:border-bottom="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style>
    <style:style style:name="Table4.A" style:family="table-column">
      <style:table-column-properties style:column-width="1.5646in" style:rel-column-width="15774*"/>
    </style:style>
    <style:style style:name="Table4.B" style:family="table-column">
      <style:table-column-properties style:column-width="2.2444in" style:rel-column-width="22629*"/>
    </style:style>
    <style:style style:name="Table4.C" style:family="table-column">
      <style:table-column-properties style:column-width="2.691in" style:rel-column-width="27132*"/>
    </style:style>
    <style:style style:name="Table4.A1" style:family="table-cell">
      <style:table-cell-properties fo:background-color="#dddddd" fo:padding="0.0382in" fo:border-left="none" fo:border-right="none" fo:border-top="none" fo:border-bottom="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style>
    <style:style style:name="Table5.A" style:family="table-column">
      <style:table-column-properties style:column-width="1.5646in" style:rel-column-width="15774*"/>
    </style:style>
    <style:style style:name="Table5.B" style:family="table-column">
      <style:table-column-properties style:column-width="2.2444in" style:rel-column-width="22629*"/>
    </style:style>
    <style:style style:name="Table5.C" style:family="table-column">
      <style:table-column-properties style:column-width="2.691in" style:rel-column-width="27132*"/>
    </style:style>
    <style:style style:name="Table5.A1" style:family="table-cell">
      <style:table-cell-properties fo:background-color="#dddddd" fo:padding="0.0382in" fo:border-left="none" fo:border-right="none" fo:border-top="none"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style>
    <style:style style:name="Table6.A" style:family="table-column">
      <style:table-column-properties style:column-width="1.1063in" style:rel-column-width="11153*"/>
    </style:style>
    <style:style style:name="Table6.B" style:family="table-column">
      <style:table-column-properties style:column-width="1.5868in" style:rel-column-width="15998*"/>
    </style:style>
    <style:style style:name="Table6.C" style:family="table-column">
      <style:table-column-properties style:column-width="1.3069in" style:rel-column-width="13177*"/>
    </style:style>
    <style:style style:name="Table6.D" style:family="table-column">
      <style:table-column-properties style:column-width="2.5in" style:rel-column-width="25207*"/>
    </style:style>
    <style:style style:name="Table6.A1" style:family="table-cell">
      <style:table-cell-properties fo:background-color="#dddddd" fo:padding="0.0382in" fo:border-left="none" fo:border-right="none" fo:border-top="none" fo:border-bottom="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style:style>
    <style:style style:name="Table1.A" style:family="table-column">
      <style:table-column-properties style:column-width="1.5646in" style:rel-column-width="15774*"/>
    </style:style>
    <style:style style:name="Table1.B" style:family="table-column">
      <style:table-column-properties style:column-width="2.2444in" style:rel-column-width="22629*"/>
    </style:style>
    <style:style style:name="Table1.C" style:family="table-column">
      <style:table-column-properties style:column-width="2.691in" style:rel-column-width="27132*"/>
    </style:style>
    <style:style style:name="Table1.A1" style:family="table-cell">
      <style:table-cell-properties fo:background-color="#dddddd" fo:padding="0.0382in" fo:border-left="none" fo:border-right="none" fo:border-top="none" fo:border-bottom="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style:style>
    <style:style style:name="Table2.A" style:family="table-column">
      <style:table-column-properties style:column-width="1.5646in" style:rel-column-width="15774*"/>
    </style:style>
    <style:style style:name="Table2.B" style:family="table-column">
      <style:table-column-properties style:column-width="2.2444in" style:rel-column-width="22629*"/>
    </style:style>
    <style:style style:name="Table2.C" style:family="table-column">
      <style:table-column-properties style:column-width="2.691in" style:rel-column-width="27132*"/>
    </style:style>
    <style:style style:name="Table2.A1" style:family="table-cell">
      <style:table-cell-properties fo:background-color="#dddddd" fo:padding="0.0382in" fo:border-left="none" fo:border-right="none" fo:border-top="none" fo:border-bottom="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style>
    <style:style style:name="Table7.A" style:family="table-column">
      <style:table-column-properties style:column-width="1.2694in" style:rel-column-width="1828*"/>
    </style:style>
    <style:style style:name="Table7.B" style:family="table-column">
      <style:table-column-properties style:column-width="1.6069in" style:rel-column-width="2314*"/>
    </style:style>
    <style:style style:name="Table7.C" style:family="table-column">
      <style:table-column-properties style:column-width="3.6236in" style:rel-column-width="5218*"/>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fo:font-weight="bold"/>
    </style:style>
    <style:style style:name="P3" style:family="paragraph" style:parent-style-name="Standard">
      <style:text-properties style:font-name="Times" fo:font-size="12pt" fo:letter-spacing="normal" fo:font-weight="bold" officeooo:rsid="002c2d5e" officeooo:paragraph-rsid="002c2d5e" style:font-weight-asian="bold" style:font-weight-complex="bold"/>
    </style:style>
    <style:style style:name="P4" style:family="paragraph" style:parent-style-name="Standard">
      <style:text-properties style:font-name="Times" fo:font-size="12pt" fo:letter-spacing="normal" fo:font-weight="bold" officeooo:rsid="0031743c" officeooo:paragraph-rsid="0031743c" style:font-weight-asian="bold" style:font-weight-complex="bold"/>
    </style:style>
    <style:style style:name="P5" style:family="paragraph" style:parent-style-name="Standard">
      <style:text-properties style:font-name="Times" fo:font-size="12pt" fo:letter-spacing="normal" fo:font-weight="bold" officeooo:rsid="00340fc0" officeooo:paragraph-rsid="00340fc0" style:font-weight-asian="bold" style:font-weight-complex="bold"/>
    </style:style>
    <style:style style:name="P6" style:family="paragraph" style:parent-style-name="Standard">
      <style:text-properties style:font-name="Times" fo:font-size="12pt" fo:letter-spacing="normal" fo:font-weight="bold" officeooo:rsid="00394adf" officeooo:paragraph-rsid="00394adf" style:font-weight-asian="bold" style:font-weight-complex="bold"/>
    </style:style>
    <style:style style:name="P7" style:family="paragraph" style:parent-style-name="Standard">
      <style:text-properties style:font-name="Times" fo:font-size="12pt" fo:letter-spacing="normal" fo:font-weight="bold" officeooo:rsid="00394adf" officeooo:paragraph-rsid="0039df80" style:font-weight-asian="bold" style:font-weight-complex="bold"/>
    </style:style>
    <style:style style:name="P8" style:family="paragraph" style:parent-style-name="Standard">
      <style:text-properties style:font-name="Times" fo:font-size="12pt" fo:letter-spacing="normal" fo:font-style="italic" fo:font-weight="bold" officeooo:rsid="003a0cbd" officeooo:paragraph-rsid="003a0cbd" style:font-style-asian="italic" style:font-weight-asian="bold" style:font-style-complex="italic" style:font-weight-complex="bold"/>
    </style:style>
    <style:style style:name="P9" style:family="paragraph" style:parent-style-name="Standard">
      <style:text-properties style:font-name="Times" fo:font-size="12pt" fo:letter-spacing="normal" officeooo:rsid="001ad05a" officeooo:paragraph-rsid="001ad05a"/>
    </style:style>
    <style:style style:name="P10" style:family="paragraph" style:parent-style-name="Standard">
      <style:text-properties style:font-name="Times" fo:font-size="12pt" fo:letter-spacing="normal" officeooo:paragraph-rsid="001af16a"/>
    </style:style>
    <style:style style:name="P11" style:family="paragraph" style:parent-style-name="Standard">
      <style:text-properties style:font-name="Times" fo:font-size="12pt" fo:letter-spacing="normal" officeooo:paragraph-rsid="001ca980"/>
    </style:style>
    <style:style style:name="P12" style:family="paragraph" style:parent-style-name="Standard">
      <style:text-properties style:font-name="Times" fo:font-size="12pt" fo:letter-spacing="normal" officeooo:rsid="001fbfde" officeooo:paragraph-rsid="001fbfde"/>
    </style:style>
    <style:style style:name="P13" style:family="paragraph" style:parent-style-name="Standard">
      <style:text-properties style:font-name="Times" fo:font-size="12pt" fo:letter-spacing="normal" officeooo:rsid="001fbfde" officeooo:paragraph-rsid="0052c402"/>
    </style:style>
    <style:style style:name="P14" style:family="paragraph" style:parent-style-name="Standard">
      <style:text-properties style:font-name="Times" fo:font-size="12pt" fo:letter-spacing="normal" officeooo:rsid="001fbfde" officeooo:paragraph-rsid="00672995"/>
    </style:style>
    <style:style style:name="P15" style:family="paragraph" style:parent-style-name="Standard">
      <style:text-properties style:font-name="Times" fo:font-size="12pt" fo:letter-spacing="normal" officeooo:paragraph-rsid="001fbfde"/>
    </style:style>
    <style:style style:name="P16" style:family="paragraph" style:parent-style-name="Standard">
      <style:text-properties style:font-name="Times" fo:font-size="12pt" fo:letter-spacing="normal" officeooo:rsid="00232db4" officeooo:paragraph-rsid="00232db4"/>
    </style:style>
    <style:style style:name="P17" style:family="paragraph" style:parent-style-name="Standard">
      <style:text-properties style:font-name="Times" fo:font-size="12pt" fo:letter-spacing="normal" officeooo:rsid="00232db4" officeooo:paragraph-rsid="0027eac9"/>
    </style:style>
    <style:style style:name="P18" style:family="paragraph" style:parent-style-name="Standard">
      <style:text-properties style:font-name="Times" fo:font-size="12pt" fo:letter-spacing="normal" officeooo:rsid="00232db4" officeooo:paragraph-rsid="00394adf"/>
    </style:style>
    <style:style style:name="P19" style:family="paragraph" style:parent-style-name="Standard">
      <style:text-properties style:font-name="Times" fo:font-size="12pt" fo:letter-spacing="normal" officeooo:rsid="00232db4" officeooo:paragraph-rsid="0039df80"/>
    </style:style>
    <style:style style:name="P20" style:family="paragraph" style:parent-style-name="Standard">
      <style:text-properties style:font-name="Times" fo:font-size="12pt" fo:letter-spacing="normal" officeooo:paragraph-rsid="002a3521"/>
    </style:style>
    <style:style style:name="P21" style:family="paragraph" style:parent-style-name="Standard">
      <style:text-properties style:font-name="Times" fo:font-size="12pt" fo:letter-spacing="normal" officeooo:rsid="001ca980" officeooo:paragraph-rsid="001ca980"/>
    </style:style>
    <style:style style:name="P22" style:family="paragraph" style:parent-style-name="Standard">
      <style:text-properties style:font-name="Times" fo:font-size="12pt" fo:letter-spacing="normal" officeooo:rsid="0027eac9" officeooo:paragraph-rsid="0027eac9"/>
    </style:style>
    <style:style style:name="P23" style:family="paragraph" style:parent-style-name="Standard">
      <style:text-properties style:font-name="Times" fo:font-size="12pt" fo:letter-spacing="normal" officeooo:rsid="0026879c" officeooo:paragraph-rsid="0026879c"/>
    </style:style>
    <style:style style:name="P24" style:family="paragraph" style:parent-style-name="Standard">
      <style:text-properties style:font-name="Times" fo:font-size="12pt" fo:letter-spacing="normal" officeooo:rsid="002e421f" officeooo:paragraph-rsid="002e421f"/>
    </style:style>
    <style:style style:name="P25" style:family="paragraph" style:parent-style-name="Standard">
      <style:text-properties style:font-name="Times" fo:font-size="12pt" fo:letter-spacing="normal" fo:font-weight="normal" officeooo:rsid="002c2d5e" officeooo:paragraph-rsid="002c2d5e" style:font-weight-asian="normal" style:font-weight-complex="normal"/>
    </style:style>
    <style:style style:name="P26" style:family="paragraph" style:parent-style-name="Standard">
      <style:text-properties style:font-name="Times" fo:font-size="12pt" fo:letter-spacing="normal" fo:font-weight="normal" officeooo:rsid="00331f8f" officeooo:paragraph-rsid="00331f8f" style:font-weight-asian="normal" style:font-weight-complex="normal"/>
    </style:style>
    <style:style style:name="P27" style:family="paragraph" style:parent-style-name="Standard">
      <style:text-properties style:font-name="Times" fo:font-size="12pt" fo:letter-spacing="normal" fo:font-weight="normal" officeooo:rsid="0039df80" officeooo:paragraph-rsid="0039df80" style:font-weight-asian="normal" style:font-weight-complex="normal"/>
    </style:style>
    <style:style style:name="P28" style:family="paragraph" style:parent-style-name="Standard">
      <style:text-properties style:font-name="Times" fo:font-size="12pt" fo:letter-spacing="normal" fo:font-weight="normal" officeooo:rsid="00340fc0" officeooo:paragraph-rsid="00340fc0" style:font-weight-asian="normal" style:font-weight-complex="normal"/>
    </style:style>
    <style:style style:name="P29" style:family="paragraph" style:parent-style-name="Standard">
      <style:text-properties style:font-name="Times" fo:font-size="12pt" fo:letter-spacing="normal" officeooo:paragraph-rsid="0031743c"/>
    </style:style>
    <style:style style:name="P30" style:family="paragraph" style:parent-style-name="Standard">
      <style:text-properties style:font-name="Times" fo:font-size="12pt" fo:letter-spacing="normal" officeooo:rsid="00394adf" officeooo:paragraph-rsid="00394adf"/>
    </style:style>
    <style:style style:name="P31" style:family="paragraph" style:parent-style-name="Standard">
      <style:text-properties style:font-name="Times" fo:font-size="12pt" fo:letter-spacing="normal" officeooo:rsid="00394adf" officeooo:paragraph-rsid="0039df80"/>
    </style:style>
    <style:style style:name="P32" style:family="paragraph" style:parent-style-name="Standard">
      <style:text-properties style:font-name="Times" fo:font-size="12pt" fo:letter-spacing="normal" officeooo:rsid="003a0cbd" officeooo:paragraph-rsid="003a0cbd"/>
    </style:style>
    <style:style style:name="P33" style:family="paragraph" style:parent-style-name="Standard">
      <style:text-properties style:font-name="Times" fo:font-size="12pt" fo:letter-spacing="normal" officeooo:rsid="0052c402" officeooo:paragraph-rsid="0052c402"/>
    </style:style>
    <style:style style:name="P34" style:family="paragraph" style:parent-style-name="Standard">
      <style:paragraph-properties fo:text-align="center" style:justify-single-word="false"/>
      <style:text-properties style:font-name="Times" fo:font-size="18pt" fo:letter-spacing="normal" fo:font-weight="bold"/>
    </style:style>
    <style:style style:name="P35" style:family="paragraph" style:parent-style-name="Standard">
      <style:text-properties style:font-name="Times" fo:font-size="14pt" fo:letter-spacing="normal" fo:font-weight="bold"/>
    </style:style>
    <style:style style:name="P36" style:family="paragraph" style:parent-style-name="Standard">
      <style:text-properties style:font-name="Times" fo:font-size="14pt" fo:letter-spacing="normal" fo:font-weight="bold" officeooo:rsid="001ca980" officeooo:paragraph-rsid="001ca980"/>
    </style:style>
    <style:style style:name="P37" style:family="paragraph" style:parent-style-name="Standard">
      <style:text-properties style:font-name="Times" fo:font-size="14pt" fo:letter-spacing="normal" fo:font-weight="bold" officeooo:rsid="001ca980" officeooo:paragraph-rsid="001fbfde"/>
    </style:style>
    <style:style style:name="P38" style:family="paragraph" style:parent-style-name="Standard">
      <style:text-properties style:font-name="Times" fo:font-size="14pt" fo:letter-spacing="normal" fo:font-weight="bold" officeooo:rsid="001ca980" officeooo:paragraph-rsid="0052c402"/>
    </style:style>
    <style:style style:name="P39" style:family="paragraph" style:parent-style-name="Standard">
      <style:text-properties style:font-name="Times" fo:font-size="14pt" fo:letter-spacing="normal" fo:font-weight="bold" officeooo:rsid="0052c402" officeooo:paragraph-rsid="0052c402"/>
    </style:style>
    <style:style style:name="P40" style:family="paragraph" style:parent-style-name="Standard">
      <style:text-properties officeooo:rsid="0026879c" officeooo:paragraph-rsid="0027eac9"/>
    </style:style>
    <style:style style:name="P41" style:family="paragraph" style:parent-style-name="Standard">
      <style:text-properties officeooo:rsid="0027eac9" officeooo:paragraph-rsid="0027eac9"/>
    </style:style>
    <style:style style:name="P42" style:family="paragraph" style:parent-style-name="Table_20_Contents">
      <style:text-properties fo:font-weight="bold" officeooo:rsid="001fbfde" officeooo:paragraph-rsid="001fbfde" style:font-weight-asian="bold" style:font-weight-complex="bold"/>
    </style:style>
    <style:style style:name="P43" style:family="paragraph" style:parent-style-name="Table_20_Contents">
      <style:text-properties fo:font-weight="bold" officeooo:rsid="001fbfde" officeooo:paragraph-rsid="00394adf" style:font-weight-asian="bold" style:font-weight-complex="bold"/>
    </style:style>
    <style:style style:name="P44" style:family="paragraph" style:parent-style-name="Table_20_Contents">
      <style:text-properties fo:font-weight="bold" officeooo:rsid="001fbfde" officeooo:paragraph-rsid="0039df80" style:font-weight-asian="bold" style:font-weight-complex="bold"/>
    </style:style>
    <style:style style:name="P45" style:family="paragraph" style:parent-style-name="Table_20_Contents">
      <style:text-properties fo:font-weight="bold" officeooo:rsid="00394adf" officeooo:paragraph-rsid="00394adf" style:font-weight-asian="bold" style:font-weight-complex="bold"/>
    </style:style>
    <style:style style:name="P46" style:family="paragraph" style:parent-style-name="Table_20_Contents">
      <style:text-properties fo:font-weight="bold" officeooo:rsid="00394adf" officeooo:paragraph-rsid="0039df80" style:font-weight-asian="bold" style:font-weight-complex="bold"/>
    </style:style>
    <style:style style:name="P47" style:family="paragraph" style:parent-style-name="Table_20_Contents">
      <style:text-properties fo:font-weight="bold" officeooo:rsid="0052c402" officeooo:paragraph-rsid="0052c402" style:font-weight-asian="bold" style:font-weight-complex="bold"/>
    </style:style>
    <style:style style:name="P48" style:family="paragraph" style:parent-style-name="Table_20_Contents">
      <style:text-properties officeooo:rsid="001fbfde" officeooo:paragraph-rsid="001fbfde"/>
    </style:style>
    <style:style style:name="P49" style:family="paragraph" style:parent-style-name="Table_20_Contents">
      <style:text-properties officeooo:rsid="001fbfde" officeooo:paragraph-rsid="0037549a"/>
    </style:style>
    <style:style style:name="P50" style:family="paragraph" style:parent-style-name="Table_20_Contents">
      <style:text-properties officeooo:rsid="001fbfde" officeooo:paragraph-rsid="00394adf"/>
    </style:style>
    <style:style style:name="P51" style:family="paragraph" style:parent-style-name="Table_20_Contents">
      <style:text-properties officeooo:rsid="001fbfde" officeooo:paragraph-rsid="0052c402"/>
    </style:style>
    <style:style style:name="P52" style:family="paragraph" style:parent-style-name="Table_20_Contents">
      <style:text-properties officeooo:rsid="0039df80" officeooo:paragraph-rsid="0039df80"/>
    </style:style>
    <style:style style:name="P53" style:family="paragraph" style:parent-style-name="Table_20_Contents">
      <style:text-properties officeooo:rsid="003a0cbd" officeooo:paragraph-rsid="003a0cbd"/>
    </style:style>
    <style:style style:name="P54" style:family="paragraph" style:parent-style-name="Table_20_Contents">
      <style:text-properties officeooo:rsid="003bb735" officeooo:paragraph-rsid="003bb735"/>
    </style:style>
    <style:style style:name="P55" style:family="paragraph" style:parent-style-name="Table_20_Contents">
      <style:text-properties officeooo:rsid="003c0eef" officeooo:paragraph-rsid="003c0eef"/>
    </style:style>
    <style:style style:name="P56" style:family="paragraph" style:parent-style-name="Table_20_Contents">
      <style:text-properties officeooo:rsid="0040d9d1" officeooo:paragraph-rsid="0040d9d1"/>
    </style:style>
    <style:style style:name="P57" style:family="paragraph" style:parent-style-name="Table_20_Contents">
      <style:text-properties officeooo:rsid="004abdf8" officeooo:paragraph-rsid="004abdf8"/>
    </style:style>
    <style:style style:name="P58" style:family="paragraph" style:parent-style-name="Table_20_Contents">
      <style:text-properties officeooo:rsid="004acd7e" officeooo:paragraph-rsid="004acd7e"/>
    </style:style>
    <style:style style:name="P59" style:family="paragraph" style:parent-style-name="Table_20_Contents">
      <style:text-properties officeooo:rsid="005488e7" officeooo:paragraph-rsid="005488e7"/>
    </style:style>
    <style:style style:name="P60" style:family="paragraph" style:parent-style-name="Table_20_Contents">
      <style:text-properties officeooo:rsid="005488e7" officeooo:paragraph-rsid="005659dc"/>
    </style:style>
    <style:style style:name="P61" style:family="paragraph" style:parent-style-name="Table_20_Contents">
      <style:text-properties officeooo:rsid="00548c12" officeooo:paragraph-rsid="00548c12"/>
    </style:style>
    <style:style style:name="P62" style:family="paragraph" style:parent-style-name="Table_20_Contents">
      <style:text-properties officeooo:rsid="00548c12" officeooo:paragraph-rsid="005659dc"/>
    </style:style>
    <style:style style:name="P63" style:family="paragraph" style:parent-style-name="Table_20_Contents">
      <style:text-properties officeooo:rsid="00548c12" officeooo:paragraph-rsid="00583956"/>
    </style:style>
    <style:style style:name="P64" style:family="paragraph" style:parent-style-name="Table_20_Contents">
      <style:text-properties officeooo:rsid="00548c12" officeooo:paragraph-rsid="005892cc"/>
    </style:style>
    <style:style style:name="P65" style:family="paragraph" style:parent-style-name="Table_20_Contents">
      <style:text-properties officeooo:rsid="005659dc" officeooo:paragraph-rsid="005659dc"/>
    </style:style>
    <style:style style:name="P66" style:family="paragraph" style:parent-style-name="Table_20_Contents">
      <style:text-properties officeooo:rsid="005659dc" officeooo:paragraph-rsid="00583956"/>
    </style:style>
    <style:style style:name="P67" style:family="paragraph" style:parent-style-name="Table_20_Contents">
      <style:text-properties officeooo:rsid="0058f919" officeooo:paragraph-rsid="0058f919"/>
    </style:style>
    <style:style style:name="P68" style:family="paragraph" style:parent-style-name="Table_20_Contents" style:list-style-name="L5">
      <style:text-properties officeooo:rsid="0040d9d1" officeooo:paragraph-rsid="0040d9d1"/>
    </style:style>
    <style:style style:name="P69" style:family="paragraph" style:parent-style-name="Table_20_Contents">
      <style:text-properties officeooo:rsid="0001626a" officeooo:paragraph-rsid="00693deb"/>
    </style:style>
    <style:style style:name="P70" style:family="paragraph" style:parent-style-name="Table_20_Contents">
      <style:text-properties officeooo:rsid="00089d9d" officeooo:paragraph-rsid="00693deb"/>
    </style:style>
    <style:style style:name="P71" style:family="paragraph" style:parent-style-name="Table_20_Contents">
      <style:text-properties officeooo:rsid="00693deb" officeooo:paragraph-rsid="00693deb"/>
    </style:style>
    <style:style style:name="P72" style:family="paragraph" style:parent-style-name="Standard" style:list-style-name="L1">
      <style:text-properties style:font-name="Times" fo:font-size="12pt" fo:letter-spacing="normal" fo:font-weight="normal" officeooo:rsid="00340fc0" officeooo:paragraph-rsid="00340fc0" style:font-weight-asian="normal" style:font-weight-complex="normal"/>
    </style:style>
    <style:style style:name="P73" style:family="paragraph" style:parent-style-name="Standard">
      <style:text-properties style:font-name="Times" fo:font-size="12pt" fo:letter-spacing="normal" fo:font-weight="normal" officeooo:rsid="00693deb" officeooo:paragraph-rsid="00693deb" style:font-weight-asian="normal" style:font-weight-complex="normal"/>
    </style:style>
    <style:style style:name="P74" style:family="paragraph" style:parent-style-name="Standard" style:list-style-name="L2">
      <style:text-properties style:font-name="Times" fo:font-size="12pt" fo:letter-spacing="normal" officeooo:rsid="00232db4" officeooo:paragraph-rsid="00232db4"/>
    </style:style>
    <style:style style:name="P75" style:family="paragraph" style:parent-style-name="Standard" style:list-style-name="L2">
      <style:text-properties style:font-name="Times" fo:font-size="12pt" fo:letter-spacing="normal" officeooo:rsid="00232db4" officeooo:paragraph-rsid="0027eac9"/>
    </style:style>
    <style:style style:name="P76" style:family="paragraph" style:parent-style-name="Standard" style:list-style-name="L4">
      <style:text-properties style:font-name="Times" fo:font-size="12pt" fo:letter-spacing="normal" officeooo:rsid="0027eac9" officeooo:paragraph-rsid="0027eac9"/>
    </style:style>
    <style:style style:name="P77" style:family="paragraph" style:parent-style-name="Standard" style:list-style-name="L2">
      <style:text-properties style:font-name="Times" fo:font-size="12pt" fo:letter-spacing="normal" officeooo:rsid="0027eac9" officeooo:paragraph-rsid="0027eac9"/>
    </style:style>
    <style:style style:name="P78" style:family="paragraph" style:parent-style-name="Standard">
      <style:text-properties style:font-name="Times" fo:font-size="12pt" fo:letter-spacing="normal" fo:font-weight="bold" officeooo:rsid="001ca980" officeooo:paragraph-rsid="0052c402"/>
    </style:style>
    <style:style style:name="P79" style:family="paragraph" style:parent-style-name="Standard">
      <style:text-properties style:font-name="Times" fo:font-size="14pt" fo:letter-spacing="normal" fo:font-weight="bold" officeooo:rsid="001ca980" officeooo:paragraph-rsid="00693deb"/>
    </style:style>
    <style:style style:name="P80" style:family="paragraph" style:parent-style-name="Standard" style:list-style-name="L3">
      <style:text-properties officeooo:rsid="0027eac9" officeooo:paragraph-rsid="0027eac9"/>
    </style:style>
    <style:style style:name="P81" style:family="paragraph" style:parent-style-name="Standard" style:list-style-name="L2">
      <style:text-properties officeooo:rsid="00232db4" officeooo:paragraph-rsid="0027eac9"/>
    </style:style>
    <style:style style:name="P82" style:family="paragraph" style:parent-style-name="Standard">
      <style:text-properties officeooo:rsid="00693deb" officeooo:paragraph-rsid="00693deb"/>
    </style:style>
    <style:style style:name="T1" style:family="text">
      <style:text-properties style:font-name="Times" fo:font-size="12pt" fo:letter-spacing="normal"/>
    </style:style>
    <style:style style:name="T2" style:family="text">
      <style:text-properties style:font-name="Times" fo:font-size="12pt" fo:letter-spacing="normal" officeooo:rsid="00232db4"/>
    </style:style>
    <style:style style:name="T3" style:family="text">
      <style:text-properties style:font-name="Times" fo:font-size="12pt" fo:letter-spacing="normal" officeooo:rsid="0027eac9"/>
    </style:style>
    <style:style style:name="T4" style:family="text">
      <style:text-properties style:font-name="Times" fo:font-size="12pt" fo:letter-spacing="normal" officeooo:rsid="0026879c"/>
    </style:style>
    <style:style style:name="T5" style:family="text">
      <style:text-properties style:font-name="Times" fo:font-size="12pt" fo:letter-spacing="normal" officeooo:rsid="002946d8"/>
    </style:style>
    <style:style style:name="T6" style:family="text">
      <style:text-properties style:font-name="Times" fo:font-size="12pt" fo:letter-spacing="normal" officeooo:rsid="0036f464"/>
    </style:style>
    <style:style style:name="T7" style:family="text">
      <style:text-properties officeooo:rsid="001ad05a"/>
    </style:style>
    <style:style style:name="T8" style:family="text">
      <style:text-properties officeooo:rsid="001af16a"/>
    </style:style>
    <style:style style:name="T9" style:family="text">
      <style:text-properties officeooo:rsid="001bfb97"/>
    </style:style>
    <style:style style:name="T10" style:family="text">
      <style:text-properties officeooo:rsid="0020922d"/>
    </style:style>
    <style:style style:name="T11" style:family="text">
      <style:text-properties officeooo:rsid="0026879c"/>
    </style:style>
    <style:style style:name="T12" style:family="text">
      <style:text-properties officeooo:rsid="002a3521"/>
    </style:style>
    <style:style style:name="T13" style:family="text">
      <style:text-properties officeooo:rsid="002e421f"/>
    </style:style>
    <style:style style:name="T14" style:family="text">
      <style:text-properties officeooo:rsid="002f7673"/>
    </style:style>
    <style:style style:name="T15" style:family="text">
      <style:text-properties officeooo:rsid="0031743c"/>
    </style:style>
    <style:style style:name="T16" style:family="text">
      <style:text-properties fo:font-weight="normal" style:font-weight-asian="normal" style:font-weight-complex="normal"/>
    </style:style>
    <style:style style:name="T17" style:family="text">
      <style:text-properties fo:font-weight="normal" officeooo:rsid="0035ab4f" style:font-weight-asian="normal" style:font-weight-complex="normal"/>
    </style:style>
    <style:style style:name="T18" style:family="text">
      <style:text-properties fo:font-weight="normal" officeooo:rsid="0036f464" style:font-weight-asian="normal" style:font-weight-complex="normal"/>
    </style:style>
    <style:style style:name="T19" style:family="text">
      <style:text-properties fo:font-weight="normal" officeooo:rsid="0037549a" style:font-weight-asian="normal" style:font-weight-complex="normal"/>
    </style:style>
    <style:style style:name="T20" style:family="text">
      <style:text-properties officeooo:rsid="0032a637"/>
    </style:style>
    <style:style style:name="T21" style:family="text">
      <style:text-properties officeooo:rsid="00340fc0"/>
    </style:style>
    <style:style style:name="T22" style:family="text">
      <style:text-properties officeooo:rsid="0035ab4f"/>
    </style:style>
    <style:style style:name="T23" style:family="text">
      <style:text-properties officeooo:rsid="0037549a"/>
    </style:style>
    <style:style style:name="T24" style:family="text">
      <style:text-properties officeooo:rsid="0039df80"/>
    </style:style>
    <style:style style:name="T25" style:family="text">
      <style:text-properties officeooo:rsid="003a0cbd"/>
    </style:style>
    <style:style style:name="T26" style:family="text">
      <style:text-properties officeooo:rsid="003bb735"/>
    </style:style>
    <style:style style:name="T27" style:family="text">
      <style:text-properties officeooo:rsid="0041ceff"/>
    </style:style>
    <style:style style:name="T28" style:family="text">
      <style:text-properties officeooo:rsid="004acd7e"/>
    </style:style>
    <style:style style:name="T29" style:family="text">
      <style:text-properties officeooo:rsid="0052c402"/>
    </style:style>
    <style:style style:name="T30" style:family="text">
      <style:text-properties officeooo:rsid="005488e7"/>
    </style:style>
    <style:style style:name="T31" style:family="text">
      <style:text-properties officeooo:rsid="00548c12"/>
    </style:style>
    <style:style style:name="T32" style:family="text">
      <style:text-properties officeooo:rsid="005659dc"/>
    </style:style>
    <style:style style:name="T33" style:family="text">
      <style:text-properties officeooo:rsid="00583956"/>
    </style:style>
    <style:style style:name="T34" style:family="text">
      <style:text-properties officeooo:rsid="005892cc"/>
    </style:style>
    <style:style style:name="T35" style:family="text">
      <style:text-properties officeooo:rsid="00666b86"/>
    </style:style>
    <style:style style:name="T36" style:family="text">
      <style:text-properties officeooo:rsid="00089d9d"/>
    </style:style>
    <style:style style:name="T37" style:family="text">
      <style:text-properties officeooo:rsid="0001626a"/>
    </style:style>
    <style:style style:name="T38" style:family="text">
      <style:text-properties officeooo:rsid="006a999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VIZOP: FAULT TREE <text:span text:style-name="T7">PHA</text:span> MODEL SPEC</text:p>
      <text:p text:style-name="P1"/>
      <text:p text:style-name="P9">Level: 2</text:p>
      <text:p text:style-name="P1">Revision: 0.1</text:p>
      <text:p text:style-name="P1">Date: <text:span text:style-name="T7">7 Nov 2018</text:span></text:p>
      <text:p text:style-name="P1"/>
      <text:p text:style-name="P1">Peter Clarke</text:p>
      <text:p text:style-name="P1"/>
      <text:p text:style-name="P35">OVERVIEW</text:p>
      <text:p text:style-name="P10"><text:span text:style-name="T8">This PHA model executes</text:span> Fault Tree <text:span text:style-name="T8">Analysis. It allows the user to construct a Fault Tree (FT)</text:span>, <text:span text:style-name="T8">and calculates the frequency and/or probability of each event in the tree, given suitable input data. Eventually, the FTA will be consistent with IEC 61025, although compliance is not a top priority.</text:span></text:p>
      <text:p text:style-name="P10"/>
      <text:p text:style-name="P10"><text:span text:style-name="T8">The FT</text:span> <text:span text:style-name="T8">can contain </text:span>initiating events, logic gates (eg OR/AND), connecting lines, intermediate events, IPLs, conditional modifiers, connectors to/from other FTs, and outcomes.</text:p>
      <text:p text:style-name="P1"/>
      <text:p text:style-name="P1"><text:span text:style-name="T8">Data for o</text:span>bjects in the <text:span text:style-name="T13">FT</text:span>, such as causes and IPLs, can be pulled in from other parts of the <text:span text:style-name="T8">project</text:span>. For example, a HAZOP cause can be designated as <text:span text:style-name="T8">an initiating event</text:span> in a Fault Tree, without creating a new object (the FT object can derive its attributes from the associated HAZOP object. <text:span text:style-name="T8">This is probably simpler than trying to make them</text:span> actually be the same object).</text:p>
      <text:p text:style-name="P1"/>
      <text:p text:style-name="P24">The FT can be calculated for one or more “Risk Receptors” (RRs), such as Personnel injury or Environmental impact. RRs should be defined at project level.</text:p>
      <text:p text:style-name="P24"/>
      <text:p text:style-name="P1"><text:span text:style-name="T13">Input v</text:span>alues (frequency, severity) <text:span text:style-name="T13">for an object in the FT </text:span>can be linked to values from another object, or to a <text:span text:style-name="T13">constant</text:span>. <text:span text:style-name="T14">Values can be numerical or selected from a list of categories. </text:span>Overrides are available. <text:span text:style-name="T14">Values can vary from one RR to another. </text:span>This is all handled through the behaviour of <text:span text:style-name="T9">standard </text:span>NumValueItem objects. </text:p>
      <text:p text:style-name="P1"/>
      <text:p text:style-name="P1">Comment fields and action item hooks, with numbering, are available throughout.</text:p>
      <text:p text:style-name="P1"/>
      <text:p text:style-name="P1"/>
      <text:p text:style-name="P1"/>
      <text:p text:style-name="P35">OBJECT DEFINITIONS</text:p>
      <text:p text:style-name="P1"/>
      <text:p text:style-name="P2"><text:span text:style-name="T13">Initiating</text:span> events (causes)</text:p>
      <text:p text:style-name="P1">These are instances of FTBaseEventItem. They can be in collapse groups. <text:span text:style-name="T12">They have outputs only, no inputs. Their value is a frequency or probability. If the FT is in High demand mode or Continuous mode, exactly 1 initiating event needs to be designated as the “SIF failure event”, and its value will then be calculated automatically.</text:span></text:p>
      <text:p text:style-name="P2"/>
      <text:p text:style-name="P2"><text:span text:style-name="T15">Independent protection layers (</text:span>IPLs<text:span text:style-name="T15">), Enabling conditions</text:span> and Conditional modifiers</text:p>
      <text:p text:style-name="P1">These are instances of IPLItem and CondModifierItem respectively.</text:p>
      <text:p text:style-name="P20">IPLs (etc) are associated with one or more <text:span text:style-name="T15">initiating </text:span>events <text:span text:style-name="T15">or intermediate events</text:span>. The association is the same for all risk receptors, but the <text:span text:style-name="T15">value (a probability, which can be displayed as probability of failure on demand (</text:span>PFD<text:span text:style-name="T15">)</text:span> <text:span text:style-name="T15">or risk reduction factor (</text:span>RRF<text:span text:style-name="T15">))</text:span> can vary per risk receptor. If an IPL <text:span text:style-name="T15">(etc)</text:span> gets disassociated from all events, it gets automatically deleted. (Future: Keep it in a “spare IPL” library?) <text:span text:style-name="T12">They have outputs only, no inputs. They can be in collapse groups.</text:span></text:p>
      <text:p text:style-name="P1"/>
      <text:p text:style-name="P2">Intermediate events</text:p>
      <text:p text:style-name="P1">These are instances of FTInterEventItem. They have an <text:span text:style-name="T12">input from </text:span>upstream (only 1) and ≥<text:span text:style-name="T12">0 </text:span><text:s/>(optional) downstream <text:span text:style-name="T12">output </text:span>connection(s) to other objects. Their value, <text:span text:style-name="T15">a frequency or probability,</text:span> is calculated <text:span text:style-name="T15">automatically </text:span>according to their connectivity in the Fault Tree. They can have IPLs and conditional modifiers associated with them, and can be in collapse groups.</text:p>
      <text:p text:style-name="P1"/>
      <text:p text:style-name="P2">Outcomes</text:p>
      <text:p text:style-name="P29">These are instances of FTOutcomeItem. They are attached to <text:span text:style-name="T12">0 or 1</text:span> upstream <text:span text:style-name="T12">input </text:span>object, which <text:soft-page-break/>can be an initiating event, <text:span text:style-name="T12">intermediate event, </text:span>a logic gate output, or a connector-in. <text:span text:style-name="T12">They have no outputs. (If the user desires to output the value to another FT, he needs to create a Connector-out, fed from the same source as the Outcome.) Their value, a frequency or probability, is calculated automatically according to their connectivity in the Fault Tree. </text:span>For each Fault Tree, one outcome can <text:span text:style-name="T12">optionally </text:span>be designated as the “result”, and its value is displayed in the header.</text:p>
      <text:p text:style-name="P1"/>
      <text:p text:style-name="P2">Connector-in and -out</text:p>
      <text:p text:style-name="P29">These are instances of FTConnectorItem. They are connected to <text:span text:style-name="T15">0 or 1</text:span> up/downstream item (upstream for connector-out, downstream for connector-in). Connectors-out have <text:span text:style-name="T15">a </text:span>text <text:span text:style-name="T15">descriptor</text:span>, which is a label shown inside. Connectors-in <text:span text:style-name="T15">don't have their own descriptor, but </text:span>show the <text:span text:style-name="T15">descriptor</text:span> of the <text:span text:style-name="T12">0 or 1 </text:span>connector-out that they are associated with. <text:span text:style-name="T20">Association must be with connectors on a different FT (i.e. association between an -in and an -out on the same FT is not allowed)</text:span>. <text:span text:style-name="T20">Associations that create circular relationships are not allowed (e.g. connect FT #1 to FT #2, and connect FT #2 to FT #1). </text:span>One -out can be <text:span text:style-name="T15">associated with</text:span> any number of -in’s, <text:span text:style-name="T20">but each -in must be on a different FT (i.e. not allowed to connect to the same FT twice). All these rules are designed to ensure the FT calculation gives a valid result.</text:span></text:p>
      <text:p text:style-name="P1"/>
      <text:p text:style-name="P3">Logic gates</text:p>
      <text:p text:style-name="P26">These are instances of [enter class name]. <text:span text:style-name="T21">They are connected to ≥0 upstream items and ≥0 downstream items. Their connections are not allowed to create circular relationships. Their output value (frequency or probability) is calculated automatically from the inputs. The logic function is selectable from a list of functions such as AND, OR, and Mutually Exclusive OR.</text:span></text:p>
      <text:p text:style-name="P25"/>
      <text:p text:style-name="P4">Collapse groups</text:p>
      <text:p text:style-name="P5"><text:span text:style-name="T16">These are not actually FT objects, but groups of objects. They allow the user to collapse the group of objects into a single box </text:span><text:span text:style-name="T19">in</text:span><text:span text:style-name="T16"> </text:span><text:span text:style-name="T17">a Viewport </text:span><text:span text:style-name="T18">or a Report</text:span><text:span text:style-name="T16">, to allow the FT to be </text:span><text:span text:style-name="T17">depicted</text:span><text:span text:style-name="T16"> more compactly on the screen </text:span><text:span text:style-name="T17">or in the report</text:span><text:span text:style-name="T16">. Nested collapse groups are allowed. A collapse group must contain ≥1 initiating event (or a collapse group containing ≥1 initating event, at any level of nesting), and optionally can contain any other FT objects, provided the following rules are met:</text:span></text:p>
      <text:list xml:id="list3884876895" text:style-name="L1">
        <text:list-item>
          <text:p text:style-name="P72">For all objects in the collapse group, the upstream objects to which they are directly connected must all be in the same collapse group (or in a nested collapse group)</text:p>
        </text:list-item>
        <text:list-item>
          <text:p text:style-name="P72">All objects in the collapse group must be displayed contiguously, i.e. not allowed to “jump over” objects in a column.</text:p>
        </text:list-item>
      </text:list>
      <text:p text:style-name="P28"/>
      <text:p text:style-name="P1"/>
      <text:p text:style-name="P36">DATA HIERARCHY</text:p>
      <text:p text:style-name="P21"><text:span text:style-name="T24">Most of the</text:span> data for the FT is an attribute of a <text:span text:style-name="T24">object within a </text:span>Fault Tree <text:span text:style-name="T24">class instance</text:span>. The Fault Tree class is a subclass of PHAModel objects, and therefore is an attribute of a Project.</text:p>
      <text:p text:style-name="P11"/>
      <text:p text:style-name="P12">The objects in the FT are <text:span text:style-name="T22">notionally </text:span>arranged in columns, as if the FT were drawn from left to right (although there is no intrinsic reason why it has to be depicted this way).</text:p>
      <text:p text:style-name="P12"/>
      <text:p text:style-name="P16">The first column contains ≥<text:span text:style-name="T11">0 of the following</text:span>:</text:p>
      <text:list xml:id="list1712624928" text:style-name="L2">
        <text:list-item>
          <text:p text:style-name="P74">initiating events</text:p>
        </text:list-item>
        <text:list-item>
          <text:p text:style-name="P74">Connectors-in </text:p>
        </text:list-item>
        <text:list-item>
          <text:p text:style-name="P74">Enabling conditions</text:p>
        </text:list-item>
        <text:list-item>
          <text:p text:style-name="P74">IPLs</text:p>
        </text:list-item>
      </text:list>
      <text:p text:style-name="P16"/>
      <text:p text:style-name="P41"><text:span text:style-name="T2">T</text:span><text:span text:style-name="T1">he second column (and all subsequent even-numbered columns) contain </text:span><text:span text:style-name="T2">≥</text:span><text:span text:style-name="T4">0 of the following:</text:span></text:p>
      <text:list xml:id="list1863273080" text:style-name="L3">
        <text:list-item>
          <text:p text:style-name="P80"><text:span text:style-name="T4">l</text:span><text:span text:style-name="T1">ogic gates</text:span></text:p>
        </text:list-item>
      </text:list>
      <text:p text:style-name="P22"/>
      <text:p text:style-name="P40"><text:span text:style-name="T2">S</text:span><text:span text:style-name="T1">ubsequent </text:span><text:span text:style-name="T3">odd-numbered </text:span><text:span text:style-name="T1">columns contain</text:span><text:span text:style-name="T2"> ≥</text:span><text:span text:style-name="T1">0 of the following:</text:span></text:p>
      <text:list xml:id="list2455862838" text:style-name="L4">
        <text:list-item>
          <text:p text:style-name="P76">initiating events</text:p>
        </text:list-item>
      </text:list>
      <text:list xml:id="list103629331985654" text:continue-list="list1712624928" text:style-name="L2">
        <text:list-item>
          <text:p text:style-name="P81"><text:span text:style-name="T3">intermediate</text:span><text:span text:style-name="T1"> events</text:span></text:p>
        </text:list-item>
        <text:list-item>
          <text:p text:style-name="P75">Connectors-in</text:p>
        </text:list-item>
        <text:list-item>
          <text:p text:style-name="P77">Connectors-out</text:p>
        </text:list-item>
        <text:list-item>
          <text:p text:style-name="P75">Enabling conditions</text:p>
        </text:list-item>
        <text:list-item>
          <text:p text:style-name="P75">IPLs</text:p>
        </text:list-item>
        <text:list-item>
          <text:p text:style-name="P77">Conditional modifiers</text:p>
        </text:list-item>
        <text:list-item>
          <text:p text:style-name="P77"><text:soft-page-break/>Final events</text:p>
        </text:list-item>
      </text:list>
      <text:p text:style-name="P17"/>
      <text:p text:style-name="P41"><text:span text:style-name="T2">O</text:span><text:span text:style-name="T1">bjects are logically connected from one column to the next. For example, an initiating event and some IPLs may be connected to the inputs of a logic gate. </text:span><text:span text:style-name="T5">Connections between objects in the same column, in non-adjacent columns, or connections to themselves, are not allowed. </text:span><text:span text:style-name="T6">Also, circular connections are not allowed (e.g. object #1 → objects #2 and #3 → object #4). </text:span><text:span text:style-name="T5">If an illegal connection is found when an FT is opened from a project file, the illegal connection should be deleted and a warning issued in VizopTalks.</text:span></text:p>
      <text:p text:style-name="P23"/>
      <text:p text:style-name="P6">Attributes belonging directly to the FT <text:span text:style-name="T24">instance</text:span></text:p>
      <text:p text:style-name="P30"/>
      <table:table table:name="Table3" table:style-name="Table3">
        <table:table-column table:style-name="Table3.A"/>
        <table:table-column table:style-name="Table3.B"/>
        <table:table-column table:style-name="Table3.C"/>
        <table:table-row>
          <table:table-cell table:style-name="Table3.A1" office:value-type="string">
            <text:p text:style-name="P45">Attribute</text:p>
          </table:table-cell>
          <table:table-cell table:style-name="Table3.A1" office:value-type="string">
            <text:p text:style-name="P45">Meaning</text:p>
          </table:table-cell>
          <table:table-cell table:style-name="Table3.A1" office:value-type="string">
            <text:p text:style-name="P43">Notes</text:p>
          </table:table-cell>
        </table:table-row>
        <table:table-row>
          <table:table-cell table:style-name="Table3.A2" office:value-type="string">
            <text:p text:style-name="P52">Columns</text:p>
          </table:table-cell>
          <table:table-cell table:style-name="Table3.B2" office:value-type="string">
            <text:p text:style-name="P52">list of column instances</text:p>
          </table:table-cell>
          <table:table-cell table:style-name="Table3.C2" office:value-type="string">
            <text:p text:style-name="P50"/>
          </table:table-cell>
        </table:table-row>
        <table:table-row>
          <table:table-cell table:style-name="Table3.A5" office:value-type="string">
            <text:p text:style-name="P52">Severity</text:p>
          </table:table-cell>
          <table:table-cell table:style-name="Table3.B5" office:value-type="string">
            <text:p text:style-name="P52">severity value of the outcome </text:p>
          </table:table-cell>
          <table:table-cell table:style-name="Table3.C5" office:value-type="string">
            <text:p text:style-name="P52">NumValueItem instance with different values for each RR</text:p>
          </table:table-cell>
        </table:table-row>
        <table:table-row>
          <table:table-cell table:style-name="Table3.A5" office:value-type="string">
            <text:p text:style-name="P52">CollapseGroups</text:p>
          </table:table-cell>
          <table:table-cell table:style-name="Table3.B5" office:value-type="string">
            <text:p text:style-name="P52">list of collapse group instances</text:p>
          </table:table-cell>
          <table:table-cell table:style-name="Table3.C5" office:value-type="string">
            <text:p text:style-name="P52"/>
          </table:table-cell>
        </table:table-row>
        <table:table-row>
          <table:table-cell table:style-name="Table3.A5" office:value-type="string">
            <text:p text:style-name="P56">TolerableFreq</text:p>
          </table:table-cell>
          <table:table-cell table:style-name="Table3.B5" office:value-type="string">
            <text:p text:style-name="P56">The tolerable frequency of the outcome of the FT</text:p>
          </table:table-cell>
          <table:table-cell table:style-name="Table3.C5" office:value-type="string">
            <text:p text:style-name="P56">Tolerable frequency can be defined in one of the following ways:</text:p>
            <text:list xml:id="list2620889610" text:style-name="L5">
              <text:list-item>
                <text:p text:style-name="P68">A category selected from a list. The categories should be defined in a risk matrix at project level. Each category has an associated tolerable frequency value.</text:p>
              </text:list-item>
              <text:list-item>
                <text:p text:style-name="P68">A frequency value (directly supplied by the user, not looked up from a risk matrix)</text:p>
              </text:list-item>
            </text:list>
          </table:table-cell>
        </table:table-row>
      </table:table>
      <text:p text:style-name="P18"/>
      <text:p text:style-name="P18"/>
      <text:p text:style-name="P7">Attributes belonging <text:span text:style-name="T24">to objects in FT columns</text:span></text:p>
      <text:p text:style-name="P27">e.g. Initiating events, logic gates, IPLs</text:p>
      <text:p text:style-name="P31"/>
      <table:table table:name="Table4" table:style-name="Table4">
        <table:table-column table:style-name="Table4.A"/>
        <table:table-column table:style-name="Table4.B"/>
        <table:table-column table:style-name="Table4.C"/>
        <table:table-row>
          <table:table-cell table:style-name="Table4.A1" office:value-type="string">
            <text:p text:style-name="P46">Attribute</text:p>
          </table:table-cell>
          <table:table-cell table:style-name="Table4.A1" office:value-type="string">
            <text:p text:style-name="P46">Meaning</text:p>
          </table:table-cell>
          <table:table-cell table:style-name="Table4.A1" office:value-type="string">
            <text:p text:style-name="P44">Notes</text:p>
          </table:table-cell>
        </table:table-row>
        <table:table-row>
          <table:table-cell table:style-name="Table4.A2" office:value-type="string">
            <text:p text:style-name="P52">Output value</text:p>
          </table:table-cell>
          <table:table-cell table:style-name="Table4.B2" office:value-type="string">
            <text:p text:style-name="P52">Frequency or probability value per RR</text:p>
          </table:table-cell>
          <table:table-cell table:style-name="Table4.C2" office:value-type="string">
            <text:p text:style-name="P52">For initiating events, this is provided by the user or linked from another object in the project. For all other FT objects, this is automatically calculated based on the object's connectivity in the FT.</text:p>
          </table:table-cell>
        </table:table-row>
        <table:table-row>
          <table:table-cell table:style-name="Table4.A4" office:value-type="string">
            <text:p text:style-name="P57">Comments</text:p>
          </table:table-cell>
          <table:table-cell table:style-name="Table4.B4" office:value-type="string">
            <text:p text:style-name="P57">User supplied comments on various attributes</text:p>
          </table:table-cell>
          <table:table-cell table:style-name="Table4.C4" office:value-type="string">
            <text:p text:style-name="P57">Following standard comments structure for all PHA objects. Comments can be attached to: <text:span text:style-name="T28">description, value.</text:span></text:p>
          </table:table-cell>
        </table:table-row>
        <table:table-row>
          <table:table-cell table:style-name="Table4.A4" office:value-type="string">
            <text:p text:style-name="P58">Actions</text:p>
          </table:table-cell>
          <table:table-cell table:style-name="Table4.B4" office:value-type="string">
            <text:p text:style-name="P58">User supplied action items for follow-up</text:p>
          </table:table-cell>
          <table:table-cell table:style-name="Table4.C4" office:value-type="string">
            <text:p text:style-name="P58">Following standard action item structure for all PHA objects.</text:p>
          </table:table-cell>
        </table:table-row>
      </table:table>
      <text:p text:style-name="P19"/>
      <text:p text:style-name="P8">Notes</text:p>
      <text:p text:style-name="P32">Objects have no CollapseGroup attribute to indicate their membership of a collapse group. <text:span text:style-name="T27">Membership</text:span> shall be inferred by looking up in the collapse group instances.</text:p>
      <text:p text:style-name="P32"/>
      <text:p text:style-name="P7">Attributes belonging <text:span text:style-name="T24">to collapse group instances</text:span></text:p>
      <text:p text:style-name="P31"/>
      <table:table table:name="Table5" table:style-name="Table5">
        <table:table-column table:style-name="Table5.A"/>
        <table:table-column table:style-name="Table5.B"/>
        <table:table-column table:style-name="Table5.C"/>
        <table:table-row>
          <table:table-cell table:style-name="Table5.A1" office:value-type="string">
            <text:p text:style-name="P46">Attribute</text:p>
          </table:table-cell>
          <table:table-cell table:style-name="Table5.A1" office:value-type="string">
            <text:p text:style-name="P46">Meaning</text:p>
          </table:table-cell>
          <table:table-cell table:style-name="Table5.A1" office:value-type="string">
            <text:p text:style-name="P44">Notes</text:p>
          </table:table-cell>
        </table:table-row>
        <table:table-row>
          <table:table-cell table:style-name="Table5.A2" office:value-type="string">
            <text:p text:style-name="P52">Members</text:p>
          </table:table-cell>
          <table:table-cell table:style-name="Table5.B2" office:value-type="string">
            <text:p text:style-name="P52">list of all FT objects and other <text:soft-page-break/>collapse groups belonging directly to this collapse group</text:p>
          </table:table-cell>
          <table:table-cell table:style-name="Table5.C2" office:value-type="string">
            <text:p text:style-name="P52">Shall never be an empty list</text:p>
          </table:table-cell>
        </table:table-row>
        <table:table-row>
          <table:table-cell table:style-name="Table5.A4" office:value-type="string">
            <text:p text:style-name="P53">Collapsed<text:span text:style-name="T26">InViewport</text:span></text:p>
          </table:table-cell>
          <table:table-cell table:style-name="Table5.B4" office:value-type="string">
            <text:p text:style-name="P53">dict with keys = instances of Viewports existing in this FT, values = boolean (whether the collapse group is collapsed in the Viewport)</text:p>
          </table:table-cell>
          <table:table-cell table:style-name="Table5.C4" office:value-type="string">
            <text:p text:style-name="P53">All Viewports listed as keys in the dict shall exist.</text:p>
            <text:p text:style-name="P55">Instances of Viewports (rather than Viewport classes) are used as keys because multiple Viewports of the same class could exist, with different settings for each Collapse group.</text:p>
          </table:table-cell>
        </table:table-row>
        <table:table-row>
          <table:table-cell table:style-name="Table5.A4" office:value-type="string">
            <text:p text:style-name="P54">CollapsedInReport</text:p>
          </table:table-cell>
          <table:table-cell table:style-name="Table5.B4" office:value-type="string">
            <text:p text:style-name="P54">dict with keys = classes of Reports available in FT PHAModel, <text:s/><text:span text:style-name="T25">values = boolean (whether the collapse group is collapsed in the </text:span>class of report)</text:p>
          </table:table-cell>
          <table:table-cell table:style-name="Table5.C4" office:value-type="string">
            <text:p text:style-name="P53"/>
          </table:table-cell>
        </table:table-row>
      </table:table>
      <text:p text:style-name="P19"/>
      <text:p text:style-name="P11"/>
      <text:p text:style-name="P39">CALCULATIONS</text:p>
      <text:p text:style-name="P13"><text:span text:style-name="T29">All calculations are done in logic gates</text:span>. <text:span text:style-name="T29">As calculations are safety-critical, they should be segregated into validatable code.</text:span></text:p>
      <text:p text:style-name="P13"/>
      <text:p text:style-name="P33">The calculation algorithm of each class of logic gate is listed below. <text:span text:style-name="T30">Calculations are implemented in method GetMyValue() of class FTGateInCore. Input validity checks are in method GetMyStatus() of this class.</text:span></text:p>
      <text:p text:style-name="P13"/>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7">Logic gate class</text:p>
          </table:table-cell>
          <table:table-cell table:style-name="Table6.A1" office:value-type="string">
            <text:p text:style-name="P47">Brief description</text:p>
          </table:table-cell>
          <table:table-cell table:style-name="Table6.A1" office:value-type="string">
            <text:p text:style-name="P47">Permissible inputs</text:p>
          </table:table-cell>
          <table:table-cell table:style-name="Table6.A1" office:value-type="string">
            <text:p text:style-name="P47">Algorithm</text:p>
          </table:table-cell>
        </table:table-row>
        <table:table-row>
          <table:table-cell table:style-name="Table6.A8" office:value-type="string">
            <text:p text:style-name="P59">OR</text:p>
          </table:table-cell>
          <table:table-cell table:style-name="Table6.B8" office:value-type="string">
            <text:p text:style-name="P59">Multiple events can lead to the outcome. Events are not mutually exclusive.</text:p>
          </table:table-cell>
          <table:table-cell table:style-name="Table6.C2" office:value-type="string">
            <text:p text:style-name="P59">All frequencies, or all probabilities</text:p>
          </table:table-cell>
          <table:table-cell table:style-name="Table6.D2" office:value-type="string">
            <text:p text:style-name="P59">All frequencies: output = sum of inputs. TODO: fix the double counting this entails.</text:p>
            <text:p text:style-name="P59">All probabilities: output = 1 – product(1 – inputN) for inputs input1..inputN</text:p>
          </table:table-cell>
        </table:table-row>
        <table:table-row>
          <table:table-cell table:style-name="Table6.A8" office:value-type="string">
            <text:p text:style-name="P59">MutExcOR</text:p>
          </table:table-cell>
          <table:table-cell table:style-name="Table6.B8" office:value-type="string">
            <text:p text:style-name="P59">Multiple events can lead to the outcome. Events are mutually exclusive.</text:p>
          </table:table-cell>
          <table:table-cell table:style-name="Table6.C3" office:value-type="string">
            <text:p text:style-name="P59">All frequencies, or all probabilities</text:p>
          </table:table-cell>
          <table:table-cell table:style-name="Table6.D3" office:value-type="string">
            <text:p text:style-name="P59">All frequencies: output = sum of inputs</text:p>
            <text:p text:style-name="P60">All probabilities: output = sum(input1..inputN) for inputs input1..inputN, forced to ≤1</text:p>
          </table:table-cell>
        </table:table-row>
        <table:table-row>
          <table:table-cell table:style-name="Table6.A8" office:value-type="string">
            <text:p text:style-name="P59">AND</text:p>
          </table:table-cell>
          <table:table-cell table:style-name="Table6.B8" office:value-type="string">
            <text:p text:style-name="P61">All inputs must be true simultaneously to lead to the outcome. Input events are independent.</text:p>
          </table:table-cell>
          <table:table-cell table:style-name="Table6.C4" office:value-type="string">
            <text:p text:style-name="P51">≤<text:span text:style-name="T31">1 frequency, the remainder probabilities</text:span></text:p>
          </table:table-cell>
          <table:table-cell table:style-name="Table6.D4" office:value-type="string">
            <text:p text:style-name="P62">product<text:span text:style-name="T30">(input1..inputN) for inputs input1..inputN</text:span></text:p>
          </table:table-cell>
        </table:table-row>
        <table:table-row>
          <table:table-cell table:style-name="Table6.A8" office:value-type="string">
            <text:p text:style-name="P59">NOR</text:p>
          </table:table-cell>
          <table:table-cell table:style-name="Table6.B8" office:value-type="string">
            <text:p text:style-name="P62">All inputs must be <text:span text:style-name="T32">false</text:span> simultaneously to lead to the outcome. Input events are <text:span text:style-name="T32">not mutually exclusive</text:span>.</text:p>
          </table:table-cell>
          <table:table-cell table:style-name="Table6.C5" office:value-type="string">
            <text:p text:style-name="P65">All probabilities</text:p>
          </table:table-cell>
          <table:table-cell table:style-name="Table6.D5" office:value-type="string">
            <text:p text:style-name="P65">product(1 – inputN) <text:span text:style-name="T30">for inputs input1..inputN</text:span></text:p>
          </table:table-cell>
        </table:table-row>
        <table:table-row>
          <table:table-cell table:style-name="Table6.A8" office:value-type="string">
            <text:p text:style-name="P59">NAND</text:p>
          </table:table-cell>
          <table:table-cell table:style-name="Table6.B8" office:value-type="string">
            <text:p text:style-name="P63">≥<text:span text:style-name="T33">1</text:span> inputs must be <text:span text:style-name="T32">false</text:span> simultaneously to lead to the outcome. Input events are <text:span text:style-name="T33">independent</text:span>.</text:p>
          </table:table-cell>
          <table:table-cell table:style-name="Table6.C6" office:value-type="string">
            <text:p text:style-name="P66">All probabilities</text:p>
          </table:table-cell>
          <table:table-cell table:style-name="Table6.D6" office:value-type="string">
            <text:p text:style-name="P66"><text:span text:style-name="T33">1 – </text:span>product(1 – inputN) <text:span text:style-name="T30">for inputs input1..inputN</text:span></text:p>
          </table:table-cell>
        </table:table-row>
        <table:table-row>
          <table:table-cell table:style-name="Table6.A8" office:value-type="string">
            <text:p text:style-name="P59">2ooN</text:p>
          </table:table-cell>
          <table:table-cell table:style-name="Table6.B8" office:value-type="string">
            <text:p text:style-name="P63">≥<text:span text:style-name="T33">2</text:span> inputs must be true simultaneously to lead <text:soft-page-break/>to the outcome. Input events are independent <text:span text:style-name="T34">and not mutually exclusive</text:span>.</text:p>
          </table:table-cell>
          <table:table-cell table:style-name="Table6.C7" office:value-type="string">
            <text:p text:style-name="P66">All probabilities</text:p>
          </table:table-cell>
          <table:table-cell table:style-name="Table6.D7" office:value-type="string">
            <text:p text:style-name="P67">Sum of probabilities of all combinations of inputs for which <text:soft-page-break/>≥2 inputs are true. The probability of each combination is calculated as product(inputN).</text:p>
          </table:table-cell>
        </table:table-row>
        <table:table-row>
          <table:table-cell table:style-name="Table6.A8" office:value-type="string">
            <text:p text:style-name="P59">3ooN</text:p>
          </table:table-cell>
          <table:table-cell table:style-name="Table6.B8" office:value-type="string">
            <text:p text:style-name="P64">≥<text:span text:style-name="T33">3</text:span> inputs must be true simultaneously to lead to the outcome. Input events are independent <text:span text:style-name="T34">and not mutually exclusive</text:span>.</text:p>
          </table:table-cell>
          <table:table-cell table:style-name="Table6.C8" office:value-type="string">
            <text:p text:style-name="P66">All probabilities</text:p>
          </table:table-cell>
          <table:table-cell table:style-name="Table6.D8" office:value-type="string">
            <text:p text:style-name="P67">Sum of probabilities of all combinations of inputs for which ≥3 inputs are true. The probability of each combination is calculated as product(inputN).</text:p>
          </table:table-cell>
        </table:table-row>
      </table:table>
      <text:p text:style-name="P78"/>
      <text:p text:style-name="P38">VIEWPORTS</text:p>
      <text:p text:style-name="P12">The FT can be depicted and/or edited through the following Viewports. <text:span text:style-name="T35">Each Viewport is described in a separate spec.</text:span></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42">Name of Viewport</text:p>
          </table:table-cell>
          <table:table-cell table:style-name="Table1.A1" office:value-type="string">
            <text:p text:style-name="P42">Function</text:p>
          </table:table-cell>
          <table:table-cell table:style-name="Table1.A1" office:value-type="string">
            <text:p text:style-name="P42">Notes</text:p>
          </table:table-cell>
        </table:table-row>
        <table:table-row>
          <table:table-cell table:style-name="Table1.A2" office:value-type="string">
            <text:p text:style-name="P48">Full tree display</text:p>
          </table:table-cell>
          <table:table-cell table:style-name="Table1.B2" office:value-type="string">
            <text:p text:style-name="P48">View all details of the full tree structure, including data, comments and action items</text:p>
          </table:table-cell>
          <table:table-cell table:style-name="Table1.C2" office:value-type="string">
            <text:p text:style-name="P48">Fully editable. <text:span text:style-name="T23">Can show Collapse groups expanded or collapsed.</text:span></text:p>
          </table:table-cell>
        </table:table-row>
        <table:table-row>
          <table:table-cell table:style-name="Table1.A3" office:value-type="string">
            <text:p text:style-name="P48">Action items</text:p>
          </table:table-cell>
          <table:table-cell table:style-name="Table1.B3" office:value-type="string">
            <text:p text:style-name="P48"><text:span text:style-name="T10">Show</text:span> table of action items</text:p>
          </table:table-cell>
          <table:table-cell table:style-name="Table1.C3" office:value-type="string">
            <text:p text:style-name="P48">Some data editable.</text:p>
          </table:table-cell>
        </table:table-row>
      </table:table>
      <text:p text:style-name="P12"/>
      <text:p text:style-name="P12"/>
      <text:p text:style-name="P37">REPORTS</text:p>
      <text:p text:style-name="P14">The FT can be depicted through the following reports. <text:span text:style-name="T35">Each report is described in a separate spec.</text:span></text:p>
      <text:p text:style-name="P12"/>
      <table:table table:name="Table2" table:style-name="Table2">
        <table:table-column table:style-name="Table2.A"/>
        <table:table-column table:style-name="Table2.B"/>
        <table:table-column table:style-name="Table2.C"/>
        <table:table-row>
          <table:table-cell table:style-name="Table2.A1" office:value-type="string">
            <text:p text:style-name="P42">Name of report</text:p>
          </table:table-cell>
          <table:table-cell table:style-name="Table2.A1" office:value-type="string">
            <text:p text:style-name="P42">Function</text:p>
          </table:table-cell>
          <table:table-cell table:style-name="Table2.A1" office:value-type="string">
            <text:p text:style-name="P42">Notes</text:p>
          </table:table-cell>
        </table:table-row>
        <table:table-row>
          <table:table-cell table:style-name="Table2.A3" office:value-type="string">
            <text:p text:style-name="P48">Full FT</text:p>
          </table:table-cell>
          <table:table-cell table:style-name="Table2.B3" office:value-type="string">
            <text:p text:style-name="P48">Produce graphical image showing various levels of detail (up to and including all data and comments), suitable for export in appropriate graphical format (e.g. JPEG, TIFF)</text:p>
          </table:table-cell>
          <table:table-cell table:style-name="Table2.C3" office:value-type="string">
            <text:p text:style-name="P49">Parameters relating to format are editable (e.g. level of detail, image size, split across how many pages). <text:span text:style-name="T23">Can show Collapse groups expanded or collapsed.</text:span></text:p>
          </table:table-cell>
        </table:table-row>
        <table:table-row>
          <table:table-cell table:style-name="Table2.A3" office:value-type="string">
            <text:p text:style-name="P48">Action items</text:p>
          </table:table-cell>
          <table:table-cell table:style-name="Table2.B3" office:value-type="string">
            <text:p text:style-name="P48">Produce table of action items as Excel spreadsheet</text:p>
          </table:table-cell>
          <table:table-cell table:style-name="Table2.C3" office:value-type="string">
            <text:p text:style-name="P48">Some data editable. Parameters relating to format are editable (e.g. level of detail). Viewable in a display device</text:p>
          </table:table-cell>
        </table:table-row>
      </table:table>
      <text:p text:style-name="P15"/>
      <text:p text:style-name="P15"/>
      <text:p text:style-name="P79">VALUE CHECKS</text:p>
      <text:p text:style-name="P73">Value checks can be performed on user-supplied values in the Fault Tree. Checks are initiated by the “run checks” command in a menu (TBC; <text:span text:style-name="T38">see Control Frame spec for details</text:span>). Checks are applied to <text:span text:style-name="T37">user-defined, copied, linked or constant </text:span>values.</text:p>
      <text:p text:style-name="P73"/>
      <text:p text:style-name="P73"/>
      <table:table table:name="Table7" table:style-name="Table7">
        <table:table-column table:style-name="Table7.A"/>
        <table:table-column table:style-name="Table7.B"/>
        <table:table-column table:style-name="Table7.C"/>
        <table:table-row>
          <table:table-cell table:style-name="Table7.A1" office:value-type="string">
            <text:p text:style-name="P69">Check number</text:p>
          </table:table-cell>
          <table:table-cell table:style-name="Table7.A1" office:value-type="string">
            <text:p text:style-name="P69">Check</text:p>
          </table:table-cell>
          <table:table-cell table:style-name="Table7.C1" office:value-type="string">
            <text:p text:style-name="P69">Notes</text:p>
          </table:table-cell>
        </table:table-row>
        <table:table-row>
          <table:table-cell table:style-name="Table7.A2" office:value-type="string">
            <text:p text:style-name="P69">FT1</text:p>
          </table:table-cell>
          <table:table-cell table:style-name="Table7.A2" office:value-type="string">
            <text:p text:style-name="P69">Value ≥ 0.0</text:p>
          </table:table-cell>
          <table:table-cell table:style-name="Table7.C2" office:value-type="string">
            <text:p text:style-name="P71">Applies to all input frequencies and probabilities in initiating events and connectors-in</text:p>
          </table:table-cell>
        </table:table-row>
        <table:table-row>
          <table:table-cell table:style-name="Table7.A2" office:value-type="string">
            <text:p text:style-name="P69">FT2</text:p>
          </table:table-cell>
          <table:table-cell table:style-name="Table7.A2" office:value-type="string">
            <text:p text:style-name="P69">Value ≤ 1/day</text:p>
          </table:table-cell>
          <table:table-cell table:style-name="Table7.C2" office:value-type="string">
            <text:p text:style-name="P71">Applies to input frequencies in initiating events and connectors-in</text:p>
          </table:table-cell>
        </table:table-row>
        <table:table-row>
          <table:table-cell table:style-name="Table7.A2" office:value-type="string">
            <text:p text:style-name="P70">FT3</text:p>
          </table:table-cell>
          <table:table-cell table:style-name="Table7.A2" office:value-type="string">
            <text:p text:style-name="P69">Value ≤ 1.<text:span text:style-name="T36">0</text:span></text:p>
          </table:table-cell>
          <table:table-cell table:style-name="Table7.C2" office:value-type="string">
            <text:p text:style-name="P71">Applies to input probabilities in initiating events and connectors-in</text:p>
          </table:table-cell>
        </table:table-row>
      </table:table>
      <text:p text:style-name="P82">(incomp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18-11-14T10:36:27.669161646</dc:date>
    <meta:editing-duration>P2DT4H31M19S</meta:editing-duration>
    <meta:editing-cycles>72</meta:editing-cycles>
    <meta:document-statistic meta:table-count="7" meta:image-count="0" meta:object-count="0" meta:page-count="5" meta:paragraph-count="169" meta:word-count="2022" meta:character-count="12519" meta:non-whitespace-character-count="10673"/>
  </office:meta>
</office:document-meta>
</file>